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18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.2228in" fo:margin-right="0.0047in" fo:margin-top="0.0091in" fo:margin-bottom="0in" loext:contextual-spacing="false" fo:line-height="105%" fo:text-align="start" style:justify-single-word="false" fo:keep-together="auto" fo:orphans="0" fo:widows="0" fo:text-indent="-0.2098in" style:auto-text-indent="false" fo:padding="0in" fo:border="none" fo:keep-with-next="auto"/>
    </style:style>
    <style:style style:name="P4" style:family="paragraph" style:parent-style-name="Standard">
      <style:paragraph-properties fo:margin-left="0.0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6.5in" style:type="right"/>
        </style:tab-stops>
      </style:paragraph-properties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T2" style:family="text">
      <style:text-properties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eading=h.gjdgxs"/>This week we will continue on with creating classes, writing methods, passing arguments, using conditional logic, and introduce some new concepts. <text:s/>We will talk about loops with java. <text:s/>We will explore for and while loops. <text:s/>For an extra challenge, we will consider the Switch statement. <text:s/></text:p>
      <text:p text:style-name="Standard"><text:bookmark text:name="_heading=h.m4vbllsxv26"/></text:p>
      <text:p text:style-name="Standard"><text:bookmark text:name="_heading=h.gfrfk1x0os47"/>This week we will modify our Random Card class. <text:s/>The random card class should randomly assign a card value and a suit when the card is created. <text:s/>That is, in the constructor of the card, the suit and value of the Random Card should be assigned. <text:s/>For an extra challenge, create a method that randomly assigns the value and suit of the card, and have the constructor call that method. <text:s/>The card ought to have a way to retrieve the value of the card and the suit of the card. <text:s/>Create a method that returns the ‘string’ value of the card. <text:s/>For instance, if the card is a 5 and the suit is a clubs, the method should return a string that looks like “Five of Clubs”. <text:s/>If the value is an eleven and the suit is a hearts, it should return “Jack of Hearts”. <text:s/>For another challenge, create a method that converts the value of a card from its int value into a String value. <text:s/>Use this method when constructing the entire String value of the card in the method that returns the whole string value. <text:s/></text:p>
      <text:p text:style-name="Standard"><text:bookmark text:name="_heading=h.g8sgr3dyk7u6"/>Once we have our Random Card Class created, let’s create a client class called CardGame. <text:s/>Create a static method called playWar in the client. <text:s/>Use the Scanner class to capture the users input. <text:s/>Create a while loop in the playWar method that will continue to play war until the user input is equal to ‘q’. <text:s/>A hand / game of war should create two instances of the RandomCard class. <text:s/>The game should measure those two cards against each other and use some sort of logic to declare a winner or ti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in" loext:contextual-spacing="false" fo:line-height="100%" fo:orphans="0" fo:widows="0"/>
      <style:text-properties style:font-name="Calibri" fo:font-family="Calibri" style:font-family-generic="roman" style:font-pitch="variable" fo:font-size="9.5pt" style:font-name-asian="Calibri1" style:font-family-asian="Calibri" style:font-family-generic-asian="system" style:font-pitch-asian="variable" style:font-size-asian="9.5pt" style:font-name-complex="Calibri1" style:font-family-complex="Calibri" style:font-family-generic-complex="system" style:font-pitch-complex="variable" style:font-size-complex="9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pitch="variable" fo:font-size="9.5pt" style:font-name-asian="Calibri1" style:font-family-asian="Calibri" style:font-family-generic-asian="system" style:font-pitch-asian="variable" style:font-size-asian="9.5pt" style:font-name-complex="Calibri1" style:font-family-complex="Calibri" style:font-family-generic-complex="system" style:font-pitch-complex="variable" style:font-size-complex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018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.2228in" fo:margin-right="0.0047in" fo:margin-top="0.0091in" fo:margin-bottom="0in" loext:contextual-spacing="false" fo:line-height="105%" fo:text-align="start" style:justify-single-word="false" fo:keep-together="auto" fo:orphans="0" fo:widows="0" fo:text-indent="-0.2098in" style:auto-text-indent="false" fo:padding="0in" fo:border="none" fo:keep-with-next="auto"/>
    </style:style>
    <style:style style:name="MP3" style:family="paragraph" style:parent-style-name="Standard">
      <style:paragraph-properties fo:margin-left="0.0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6.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MT2" style:family="text">
      <style:text-properties fo:font-size="9.5pt" style:font-size-asian="9.5pt" style:font-size-complex="9.5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ademic Excellence Workshops<text:tab/><text:tab/>CSC 14</text:span><text:span text:style-name="MT2">2</text:span><text:span text:style-name="MT1"> AEW: Week *</text:span><text:span text:style-name="MT2">5</text:span><text:span text:style-name="MT1">*<text:tab/><text:tab/><text:tab/> <text:s text:c="10"/><text:tab/> <text:s text:c="16"/>CSC 14</text:span><text:span text:style-name="MT2">2</text:span><text:span text:style-name="MT1"><text:tab/></text:span></text:p>
        <text:p text:style-name="MP2"><text:span text:style-name="MT1">(AEW)<text:tab/><text:tab/><text:tab/><text:tab/><text:tab/>Lecture dates: *</text:span><text:span text:style-name="MT2">02/06/2020 - 02/13/2020</text:span><text:span text:style-name="MT1">*<text:tab/></text:span><text:span text:style-name="MT2"><text:tab/></text:span><text:span text:style-name="MT1"> <text:s/></text:span><text:span text:style-name="MT2">Matthew Ploszaj</text:span></text:p>
        <text:p text:style-name="MP3"><text:span text:style-name="MT1"><text:tab/><text:tab/><text:tab/><text:tab/><text:tab/>Session date: *02/13/2020*<text:tab/>sccaewcsc14</text:span><text:span text:style-name="MT2">2</text:span><text:span text:style-name="MT1">@gmail.com</text:span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19:00</meta:creation-date>
    <meta:initial-creator>Gonzales, Monisha</meta:initial-creator>
    <meta:document-statistic meta:table-count="0" meta:image-count="0" meta:object-count="0" meta:page-count="1" meta:paragraph-count="6" meta:word-count="345" meta:character-count="1984" meta:non-whitespace-character-count="1577"/>
    <meta:generator>LibreOfficeDev/6.0.5.2$Linux_X86_64 LibreOffice_project/</meta:generator>
  </office:meta>
</office:document-meta>
</file>